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fddf" officeooo:paragraph-rsid="0021b3d4"/>
    </style:style>
    <style:style style:name="P2" style:family="paragraph" style:parent-style-name="Standard">
      <style:paragraph-properties fo:text-align="justify" style:justify-single-word="false"/>
      <style:text-properties officeooo:rsid="00564d8b" officeooo:paragraph-rsid="00564d8b"/>
    </style:style>
    <style:style style:name="P3" style:family="paragraph" style:parent-style-name="Standard">
      <style:paragraph-properties fo:text-align="justify" style:justify-single-word="false"/>
      <style:text-properties officeooo:rsid="00576e83" officeooo:paragraph-rsid="00576e83"/>
    </style:style>
    <style:style style:name="P4" style:family="paragraph" style:parent-style-name="Standard">
      <style:paragraph-properties fo:text-align="justify" style:justify-single-word="false"/>
      <style:text-properties officeooo:rsid="00576e83" officeooo:paragraph-rsid="00576e83"/>
    </style:style>
    <style:style style:name="P5" style:family="paragraph" style:parent-style-name="Standard">
      <style:paragraph-properties fo:text-align="justify" style:justify-single-word="false"/>
      <style:text-properties officeooo:rsid="00576e83" officeooo:paragraph-rsid="00592a97"/>
    </style:style>
    <style:style style:name="P6" style:family="paragraph" style:parent-style-name="Standard">
      <style:paragraph-properties fo:text-align="justify" style:justify-single-word="false"/>
      <style:text-properties officeooo:rsid="00576e83" officeooo:paragraph-rsid="005b3e5d"/>
    </style:style>
    <style:style style:name="P7" style:family="paragraph" style:parent-style-name="Standard">
      <style:paragraph-properties fo:text-align="justify" style:justify-single-word="false"/>
      <style:text-properties officeooo:rsid="00576e83" officeooo:paragraph-rsid="005d9687"/>
    </style:style>
    <style:style style:name="P8" style:family="paragraph" style:parent-style-name="Standard">
      <style:paragraph-properties fo:text-align="justify" style:justify-single-word="false"/>
      <style:text-properties officeooo:rsid="00583ef3" officeooo:paragraph-rsid="00583ef3"/>
    </style:style>
    <style:style style:name="P9" style:family="paragraph" style:parent-style-name="Standard">
      <style:paragraph-properties fo:text-align="justify" style:justify-single-word="false"/>
      <style:text-properties officeooo:rsid="0059e2a1" officeooo:paragraph-rsid="0059e2a1"/>
    </style:style>
    <style:style style:name="P10" style:family="paragraph" style:parent-style-name="Standard">
      <style:paragraph-properties fo:text-align="justify" style:justify-single-word="false"/>
      <style:text-properties officeooo:rsid="005c05a1" officeooo:paragraph-rsid="005c05a1"/>
    </style:style>
    <style:style style:name="T1" style:family="text">
      <style:text-properties officeooo:rsid="00576e83"/>
    </style:style>
    <style:style style:name="T2" style:family="text">
      <style:text-properties officeooo:rsid="00592a97"/>
    </style:style>
    <style:style style:name="T3" style:family="text">
      <style:text-properties officeooo:rsid="005b3e5d"/>
    </style:style>
    <style:style style:name="T4" style:family="text">
      <style:text-properties officeooo:rsid="005d14a7"/>
    </style:style>
    <style:style style:name="T5" style:family="text">
      <style:text-properties officeooo:rsid="005d96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/text:p>
      <text:p text:style-name="P2">9.1<text:span text:style-name="T1">)</text:span> Write a program that reads the words in words.txt and stores them as keys in a dictionary. It doesen’t matter what the values are. Then you can use the “in” operator as a fast way to check whether a string is in the dictionary.</text:p>
      <text:p text:style-name="P2">R inside E9_1.py</text:p>
      <text:p text:style-name="P2"/>
      <text:p text:style-name="P3">9.2) Write a Program that categorizes each mail message by which day of the <text:s/>week the commit was done. To do this look for lines that start with “From”, then look for the third word and keep a running count of each of the days of the week. At the end of the program print out the contents of your doctionary ( Order does not matter )</text:p>
      <text:p text:style-name="P2"/>
      <text:p text:style-name="P2">Sample Line:</text:p>
      <text:p text:style-name="P2">From stephen.marquard@uct.ac.za Sat Jan</text:p>
      <text:p text:style-name="P2">5 09:14:16 2008</text:p>
      <text:p text:style-name="P2">Sample Execution:</text:p>
      <text:p text:style-name="P2">python dow.py</text:p>
      <text:p text:style-name="P2">Enter a file name: mbox-short.txt</text:p>
      <text:p text:style-name="P2">{'Fri': 20, 'Thu': 6, 'Sat': 1}</text:p>
      <text:p text:style-name="P2"/>
      <text:p text:style-name="P3">R: inside E9_2.py</text:p>
      <text:p text:style-name="P8"/>
      <text:p text:style-name="P8">9.3) Write a program to read through a mail log, build a histogram using a dictionary to count how many messages have come from each e-mail addreess, and pront the dictionary</text:p>
      <text:p text:style-name="P8"/>
      <text:p text:style-name="P8">Enter file name: mbox-short.txt</text:p>
      <text:p text:style-name="P8">{'gopal.ramasammycook@gmail.com': 1, 'louis@media.berkeley.edu': 3,</text:p>
      <text:p text:style-name="P8">'cwen@iupui.edu': 5, 'antranig@caret.cam.ac.uk': 1,</text:p>
      <text:p text:style-name="P8">'rjlowe@iupui.edu': 2, 'gsilver@umich.edu': 3,</text:p>
      <text:p text:style-name="P8">'david.horwitz@uct.ac.za': 4, 'wagnermr@iupui.edu': 1,</text:p>
      <text:p text:style-name="P8">'zqian@umich.edu': 4, 'stephen.marquard@uct.ac.za': 2,</text:p>
      <text:p text:style-name="P8">'ray@media.berkeley.edu': 1}</text:p>
      <text:p text:style-name="P3"/>
      <text:p text:style-name="P5">R: inside E9_<text:span text:style-name="T2">3</text:span>.py</text:p>
      <text:p text:style-name="P5"/>
      <text:p text:style-name="P9">9.4) Add code to the above program to figure out who has the most messages in the file</text:p>
      <text:p text:style-name="P9"/>
      <text:p text:style-name="P6">R: inside E9_<text:span text:style-name="T3">4</text:span>.py</text:p>
      <text:p text:style-name="P6"/>
      <text:p text:style-name="P10">9.5) This program records the domain name (instead of the address) where the message was sent from <text:s/>instead of who the e-mail came from <text:span text:style-name="T4">(i.e, the whole e-mail address). At the end of the program, print out the contents of your dictionary.</text:span></text:p>
      <text:p text:style-name="P10"/>
      <text:p text:style-name="P7">R: inside E9_<text:span text:style-name="T5">5</text:span>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9:37:23.262965750</meta:creation-date>
    <dc:date>2021-08-20T17:30:51.199810576</dc:date>
    <meta:editing-duration>PT17H44M54S</meta:editing-duration>
    <meta:editing-cycles>51</meta:editing-cycles>
    <meta:generator>LibreOffice/6.1.5.2$Linux_X86_64 LibreOffice_project/10$Build-2</meta:generator>
    <meta:document-statistic meta:table-count="0" meta:image-count="0" meta:object-count="0" meta:page-count="1" meta:paragraph-count="25" meta:word-count="269" meta:character-count="1648" meta:non-whitespace-character-count="1401"/>
  </office:meta>
</office:document-meta>
</file>